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0.926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5.345cm"/>
    </style:style>
    <style:style style:name="Tabelle3.D" style:family="table-column">
      <style:table-column-properties style:column-width="2.258cm"/>
    </style:style>
    <style:style style:name="Tabelle3.E" style:family="table-column">
      <style:table-column-properties style:column-width="2.84cm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926cm"/>
    </style:style>
    <style:style style:name="Tabelle2.B" style:family="table-column">
      <style:table-column-properties style:column-width="2.805cm"/>
    </style:style>
    <style:style style:name="Tabelle2.C" style:family="table-column">
      <style:table-column-properties style:column-width="5.345cm"/>
    </style:style>
    <style:style style:name="Tabelle2.D" style:family="table-column">
      <style:table-column-properties style:column-width="2.258cm"/>
    </style:style>
    <style:style style:name="Tabelle2.E" style:family="table-column">
      <style:table-column-properties style:column-width="2.84cm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0.9cm"/>
    </style:style>
    <style:style style:name="Tabelle1.B" style:family="table-column">
      <style:table-column-properties style:column-width="2.805cm"/>
    </style:style>
    <style:style style:name="Tabelle1.C" style:family="table-column">
      <style:table-column-properties style:column-width="5.345cm"/>
    </style:style>
    <style:style style:name="Tabelle1.D" style:family="table-column">
      <style:table-column-properties style:column-width="2.249cm"/>
    </style:style>
    <style:style style:name="Tabelle1.E" style:family="table-column">
      <style:table-column-properties style:column-width="2.858cm"/>
    </style:style>
    <style:style style:name="Tabelle1.F" style:family="table-column">
      <style:table-column-properties style:column-width="2.82cm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7" style:family="table-row">
      <style:table-row-properties fo:background-color="transparent" fo:keep-together="auto">
        <style:background-image/>
      </style:table-row-properties>
    </style:style>
    <style:style style:name="Tabelle1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4" style:family="table">
      <style:table-properties style:width="16.976cm" fo:margin-left="0.037cm" table:align="left" fo:background-color="transparent" fo:keep-with-next="auto" style:may-break-between-rows="true" style:writing-mode="page">
        <style:background-image/>
      </style:table-properties>
    </style:style>
    <style:style style:name="Tabelle4.A" style:family="table-column">
      <style:table-column-properties style:column-width="0.9cm"/>
    </style:style>
    <style:style style:name="Tabelle4.B" style:family="table-column">
      <style:table-column-properties style:column-width="2.778cm"/>
    </style:style>
    <style:style style:name="Tabelle4.C" style:family="table-column">
      <style:table-column-properties style:column-width="5.371cm"/>
    </style:style>
    <style:style style:name="Tabelle4.D" style:family="table-column">
      <style:table-column-properties style:column-width="2.249cm"/>
    </style:style>
    <style:style style:name="Tabelle4.E" style:family="table-column">
      <style:table-column-properties style:column-width="2.858cm"/>
    </style:style>
    <style:style style:name="Tabelle4.F" style:family="table-column">
      <style:table-column-properties style:column-width="2.82cm"/>
    </style:style>
    <style:style style:name="Tabelle4.A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7" style:family="table-row">
      <style:table-row-properties fo:background-color="transparent" fo:keep-together="auto">
        <style:background-image/>
      </style:table-row-properties>
    </style:style>
    <style:style style:name="Tabelle4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6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6.A" style:family="table-column">
      <style:table-column-properties style:column-width="0.9cm"/>
    </style:style>
    <style:style style:name="Tabelle6.B" style:family="table-column">
      <style:table-column-properties style:column-width="2.778cm"/>
    </style:style>
    <style:style style:name="Tabelle6.C" style:family="table-column">
      <style:table-column-properties style:column-width="5.371cm"/>
    </style:style>
    <style:style style:name="Tabelle6.D" style:family="table-column">
      <style:table-column-properties style:column-width="2.249cm"/>
    </style:style>
    <style:style style:name="Tabelle6.E" style:family="table-column">
      <style:table-column-properties style:column-width="2.858cm"/>
    </style:style>
    <style:style style:name="Tabelle6.F" style:family="table-column">
      <style:table-column-properties style:column-width="2.82cm"/>
    </style:style>
    <style:style style:name="Tabelle6.A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7" style:family="table-row">
      <style:table-row-properties fo:background-color="transparent" fo:keep-together="auto">
        <style:background-image/>
      </style:table-row-properties>
    </style:style>
    <style:style style:name="Tabelle6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0.9cm"/>
    </style:style>
    <style:style style:name="Tabelle5.B" style:family="table-column">
      <style:table-column-properties style:column-width="2.778cm"/>
    </style:style>
    <style:style style:name="Tabelle5.C" style:family="table-column">
      <style:table-column-properties style:column-width="5.371cm"/>
    </style:style>
    <style:style style:name="Tabelle5.D" style:family="table-column">
      <style:table-column-properties style:column-width="2.249cm"/>
    </style:style>
    <style:style style:name="Tabelle5.E" style:family="table-column">
      <style:table-column-properties style:column-width="2.858cm"/>
    </style:style>
    <style:style style:name="Tabelle5.F" style:family="table-column">
      <style:table-column-properties style:column-width="2.82cm"/>
    </style:style>
    <style:style style:name="Tabelle5.A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7" style:family="table-row">
      <style:table-row-properties fo:background-color="transparent" fo:keep-together="auto">
        <style:background-image/>
      </style:table-row-properties>
    </style:style>
    <style:style style:name="Tabelle5.F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7" style:family="table">
      <style:table-properties style:width="16.976cm" fo:margin-left="0.03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7.A" style:family="table-column">
      <style:table-column-properties style:column-width="0.9cm"/>
    </style:style>
    <style:style style:name="Tabelle7.B" style:family="table-column">
      <style:table-column-properties style:column-width="2.778cm"/>
    </style:style>
    <style:style style:name="Tabelle7.C" style:family="table-column">
      <style:table-column-properties style:column-width="5.371cm"/>
    </style:style>
    <style:style style:name="Tabelle7.D" style:family="table-column">
      <style:table-column-properties style:column-width="2.249cm"/>
    </style:style>
    <style:style style:name="Tabelle7.E" style:family="table-column">
      <style:table-column-properties style:column-width="2.858cm"/>
    </style:style>
    <style:style style:name="Tabelle7.F" style:family="table-column">
      <style:table-column-properties style:column-width="2.82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6" style:family="table-row">
      <style:table-row-properties fo:background-color="transparent" fo:keep-together="auto">
        <style:background-image/>
      </style:table-row-properties>
    </style:style>
    <style:style style:name="Tabelle7.F6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2.859cm"/>
    </style:style>
    <style:style style:name="Tabelle8.B" style:family="table-column">
      <style:table-column-properties style:column-width="4.867cm"/>
    </style:style>
    <style:style style:name="Tabelle8.C" style:family="table-column">
      <style:table-column-properties style:column-width="9.287cm"/>
    </style:style>
    <style:style style:name="Tabelle8.A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7.013cm" fo:margin-left="0cm" table:align="left"/>
    </style:style>
    <style:style style:name="Tabelle9.A" style:family="table-column">
      <style:table-column-properties style:column-width="2.859cm"/>
    </style:style>
    <style:style style:name="Tabelle9.B" style:family="table-column">
      <style:table-column-properties style:column-width="4.867cm"/>
    </style:style>
    <style:style style:name="Tabelle9.C" style:family="table-column">
      <style:table-column-properties style:column-width="9.287cm"/>
    </style:style>
    <style:style style:name="Tabelle9.A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4b42d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1b2614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63d1c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98ff" officeooo:paragraph-rsid="00075808" style:font-size-asian="11pt" style:font-size-complex="11pt"/>
    </style:style>
    <style:style style:name="P6" style:family="paragraph" style:parent-style-name="Table_20_Contents">
      <style:text-properties style:font-name="Arial" fo:font-size="11pt" fo:language="en" fo:country="US" officeooo:rsid="000298ff" officeooo:paragraph-rsid="000298ff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0298ff" officeooo:paragraph-rsid="00045572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9f27a" officeooo:paragraph-rsid="0029f27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1" style:family="paragraph" style:parent-style-name="Table_20_Contents">
      <style:text-properties style:font-name="Arial" fo:font-size="11pt" fo:language="en" fo:country="US" officeooo:rsid="00045572" officeooo:paragraph-rsid="00045572" style:font-size-asian="11pt" style:font-size-complex="11pt"/>
    </style:style>
    <style:style style:name="P12" style:family="paragraph" style:parent-style-name="Table_20_Contents">
      <style:text-properties style:font-name="Arial" fo:font-size="11pt" fo:language="en" fo:country="US" officeooo:rsid="00045572" officeooo:paragraph-rsid="00264608" style:font-size-asian="11pt" style:font-size-complex="11pt"/>
    </style:style>
    <style:style style:name="P13" style:family="paragraph" style:parent-style-name="Table_20_Contents">
      <style:text-properties style:font-name="Arial" fo:font-size="11pt" fo:language="en" fo:country="US" officeooo:rsid="00045572" officeooo:paragraph-rsid="0004b42d" style:font-size-asian="11pt" style:font-size-complex="11pt"/>
    </style:style>
    <style:style style:name="P14" style:family="paragraph" style:parent-style-name="Table_20_Contents">
      <style:text-properties style:font-name="Arial" fo:font-size="11pt" fo:language="en" fo:country="US" officeooo:rsid="00045572" officeooo:paragraph-rsid="001b2614" style:font-size-asian="11pt" style:font-size-complex="11pt"/>
    </style:style>
    <style:style style:name="P15" style:family="paragraph" style:parent-style-name="Table_20_Contents">
      <style:text-properties style:font-name="Arial" fo:font-size="11pt" fo:language="en" fo:country="US" officeooo:rsid="00045572" officeooo:paragraph-rsid="00063d1c" style:font-size-asian="11pt" style:font-size-complex="11pt"/>
    </style:style>
    <style:style style:name="P16" style:family="paragraph" style:parent-style-name="Table_20_Contents">
      <style:text-properties style:font-name="Arial" fo:font-size="11pt" fo:language="en" fo:country="US" officeooo:rsid="00045572" officeooo:paragraph-rsid="00075808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b2614" officeooo:paragraph-rsid="001b2614" style:font-size-asian="11pt" style:font-size-complex="11pt"/>
    </style:style>
    <style:style style:name="P18" style:family="paragraph" style:parent-style-name="Table_20_Contents">
      <style:text-properties style:font-name="Arial" fo:font-size="11pt" fo:language="en" fo:country="US" officeooo:rsid="001abb18" officeooo:paragraph-rsid="001abb18" style:font-size-asian="11pt" style:font-size-complex="11pt"/>
    </style:style>
    <style:style style:name="P19" style:family="paragraph" style:parent-style-name="Table_20_Contents">
      <style:text-properties style:font-name="Arial" fo:font-size="11pt" fo:language="en" fo:country="US" officeooo:rsid="0002a2dd" officeooo:paragraph-rsid="0002a2dd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25" style:family="paragraph" style:parent-style-name="Table_20_Contents">
      <style:text-properties style:font-name="Arial" fo:font-size="11pt" fo:language="en" fo:country="US" officeooo:rsid="0002c084" officeooo:paragraph-rsid="0002c084" style:font-size-asian="11pt" style:font-size-complex="11pt"/>
    </style:style>
    <style:style style:name="P26" style:family="paragraph" style:parent-style-name="Table_20_Contents">
      <style:text-properties style:font-name="Arial" fo:font-size="11pt" fo:language="en" fo:country="US" officeooo:rsid="0002c084" officeooo:paragraph-rsid="00045572" style:font-size-asian="11pt" style:font-size-complex="11pt"/>
    </style:style>
    <style:style style:name="P27" style:family="paragraph" style:parent-style-name="Table_20_Contents">
      <style:text-properties style:font-name="Arial" fo:font-size="11pt" fo:language="en" fo:country="US" officeooo:rsid="0002c084" officeooo:paragraph-rsid="0004b42d" style:font-size-asian="11pt" style:font-size-complex="11pt"/>
    </style:style>
    <style:style style:name="P28" style:family="paragraph" style:parent-style-name="Table_20_Contents">
      <style:text-properties style:font-name="Arial" fo:font-size="11pt" fo:language="en" fo:country="US" officeooo:rsid="0002c084" officeooo:paragraph-rsid="001b2614" style:font-size-asian="11pt" style:font-size-complex="11pt"/>
    </style:style>
    <style:style style:name="P29" style:family="paragraph" style:parent-style-name="Table_20_Contents">
      <style:text-properties style:font-name="Arial" fo:font-size="11pt" fo:language="en" fo:country="US" officeooo:rsid="0002c084" officeooo:paragraph-rsid="00063d1c" style:font-size-asian="11pt" style:font-size-complex="11pt"/>
    </style:style>
    <style:style style:name="P30" style:family="paragraph" style:parent-style-name="Table_20_Contents">
      <style:text-properties style:font-name="Arial" fo:font-size="11pt" fo:language="en" fo:country="US" officeooo:rsid="0002c084" officeooo:paragraph-rsid="0007580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63261" officeooo:paragraph-rsid="00263261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58ed3" officeooo:paragraph-rsid="00258ed3" style:font-size-asian="11pt" style:font-size-complex="11pt"/>
    </style:style>
    <style:style style:name="P33" style:family="paragraph" style:parent-style-name="Table_20_Contents">
      <style:text-properties style:font-name="Arial" fo:font-size="11pt" fo:language="en" fo:country="US" officeooo:rsid="0004b42d" officeooo:paragraph-rsid="0004b42d" style:font-size-asian="11pt" style:font-size-complex="11pt"/>
    </style:style>
    <style:style style:name="P34" style:family="paragraph" style:parent-style-name="Table_20_Contents">
      <style:text-properties style:font-name="Arial" fo:font-size="11pt" fo:language="en" fo:country="US" officeooo:rsid="0004b42d" officeooo:paragraph-rsid="00226092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1cdb06" officeooo:paragraph-rsid="001cdb06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63d1c" officeooo:paragraph-rsid="001b2614" style:font-size-asian="11pt" style:font-size-complex="11pt"/>
    </style:style>
    <style:style style:name="P37" style:family="paragraph" style:parent-style-name="Table_20_Contents">
      <style:text-properties style:font-name="Arial" fo:font-size="11pt" fo:language="en" fo:country="US" officeooo:rsid="0026591d" officeooo:paragraph-rsid="0026591d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27065b" officeooo:paragraph-rsid="0027065b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075808" officeooo:paragraph-rsid="00075808" style:font-size-asian="11pt" style:font-size-complex="11pt"/>
    </style:style>
    <style:style style:name="P40" style:family="paragraph" style:parent-style-name="Table_20_Contents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41" style:family="paragraph" style:parent-style-name="Table_20_Contents">
      <style:text-properties style:font-name="Arial" fo:font-size="11pt" fo:language="en" fo:country="US" officeooo:rsid="000bb19c" officeooo:paragraph-rsid="000d6dba" style:font-size-asian="11pt" style:font-size-complex="11pt"/>
    </style:style>
    <style:style style:name="P42" style:family="paragraph" style:parent-style-name="Table_20_Contents">
      <style:text-properties style:font-name="Arial" fo:font-size="11pt" fo:language="en" fo:country="US" officeooo:rsid="000d6dba" officeooo:paragraph-rsid="000d6dba" style:font-size-asian="11pt" style:font-size-complex="11pt"/>
    </style:style>
    <style:style style:name="P43" style:family="paragraph" style:parent-style-name="Table_20_Contents">
      <style:text-properties style:font-name="Arial" fo:font-size="11pt" fo:language="en" fo:country="US" officeooo:rsid="00163712" officeooo:paragraph-rsid="00163712" style:font-size-asian="11pt" style:font-size-complex="11pt"/>
    </style:style>
    <style:style style:name="P44" style:family="paragraph" style:parent-style-name="Table_20_Contents">
      <style:text-properties style:font-name="Arial" fo:font-size="11pt" fo:language="en" fo:country="US" officeooo:rsid="0014d44e" officeooo:paragraph-rsid="0014d44e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4688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b533d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2a7a6e" officeooo:paragraph-rsid="002c8363" style:font-size-asian="11pt" style:font-size-complex="11pt"/>
    </style:style>
    <style:style style:name="P48" style:family="paragraph" style:parent-style-name="Table_20_Contents">
      <style:paragraph-properties fo:text-align="start" style:justify-single-word="false"/>
      <style:text-properties style:font-name="Arial" fo:font-size="11pt" fo:language="en" fo:country="US" officeooo:rsid="003229b3" officeooo:paragraph-rsid="003229b3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d6dba" officeooo:paragraph-rsid="001b2614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2c084" style:font-size-asian="11pt" style:font-weight-asian="normal" style:font-size-complex="11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5572" style:font-size-asian="11pt" style:font-weight-asian="normal" style:font-size-complex="11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4b42d" style:font-size-asian="11pt" style:font-weight-asian="normal" style:font-size-complex="11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1b2614" style:font-size-asian="11pt" style:font-weight-asian="normal" style:font-size-complex="11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normal" officeooo:paragraph-rsid="00063d1c" style:font-size-asian="11pt" style:font-weight-asian="normal" style:font-size-complex="11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language="en" fo:country="US" officeooo:rsid="002a7a6e" officeooo:paragraph-rsid="002a7a6e"/>
    </style:style>
    <style:style style:name="P58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7d57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color="#ff950e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27f6f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1" style:family="paragraph" style:parent-style-name="Table_20_Contents">
      <style:paragraph-properties fo:text-align="center" style:justify-single-word="false"/>
      <style:text-properties fo:color="#804c19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45572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dc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1abb1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color="#00008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color="#993366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color="#008000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fo:color="#cccc00" style:font-name="Arial" fo:font-size="11pt" fo:language="en" fo:country="US" fo:font-weight="bold" officeooo:rsid="000bb19c" officeooo:paragraph-rsid="000d6dba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557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4b42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1b261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63d1c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75808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ff"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d6dba" officeooo:paragraph-rsid="000d6dba" style:font-size-asian="11pt" style:font-weight-asian="bold" style:font-size-complex="11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Arial" fo:font-size="11pt" fo:language="en" fo:country="US" fo:font-weight="bold" officeooo:rsid="000bb19c" officeooo:paragraph-rsid="000bb19c" style:font-size-asian="11pt" style:font-weight-asian="bold" style:font-size-complex="11pt" style:font-weight-complex="bold"/>
    </style:style>
    <style:style style:name="P101" style:family="paragraph" style:parent-style-name="Standard">
      <style:text-properties style:font-name="Arial" fo:font-size="11pt" fo:language="en" fo:country="US" officeooo:rsid="000bb19c" officeooo:paragraph-rsid="000bb19c" style:font-size-asian="11pt" style:font-size-complex="11pt"/>
    </style:style>
    <style:style style:name="P102" style:family="paragraph" style:parent-style-name="Standard">
      <style:text-properties style:font-name="Arial" fo:font-size="11pt" fo:language="en" fo:country="US" officeooo:rsid="000298ff" officeooo:paragraph-rsid="00045572" style:font-size-asian="9.60000038146973pt" style:font-size-complex="11pt"/>
    </style:style>
    <style:style style:name="P103" style:family="paragraph" style:parent-style-name="Standard">
      <style:text-properties style:font-name="Arial" fo:font-size="11pt" fo:language="en" fo:country="US" officeooo:rsid="000298ff" officeooo:paragraph-rsid="0002c084" style:font-size-asian="9.60000038146973pt" style:font-size-complex="11pt"/>
    </style:style>
    <style:style style:name="P104" style:family="paragraph" style:parent-style-name="Standard">
      <style:text-properties fo:font-size="11pt" fo:language="en" fo:country="US" officeooo:paragraph-rsid="000d6dba" style:font-size-asian="11pt" style:font-size-complex="11pt"/>
    </style:style>
    <style:style style:name="P105" style:family="paragraph" style:parent-style-name="Standard">
      <style:text-properties fo:font-size="11pt" fo:language="en" fo:country="US" officeooo:paragraph-rsid="001b2614" style:font-size-asian="9.60000038146973pt" style:font-size-complex="11pt"/>
    </style:style>
    <style:style style:name="P106" style:family="paragraph" style:parent-style-name="Standard">
      <style:text-properties fo:font-size="11pt" fo:language="en" fo:country="US" officeooo:paragraph-rsid="00075808" style:font-size-asian="9.60000038146973pt" style:font-size-complex="11pt"/>
    </style:style>
    <style:style style:name="P107" style:family="paragraph" style:parent-style-name="Text_20_body" style:master-page-name="">
      <style:paragraph-properties fo:margin-top="0cm" fo:margin-bottom="0cm" style:contextual-spacing="false" style:page-number="auto" fo:break-before="auto" fo:break-after="auto"/>
      <style:text-properties fo:font-size="11pt" style:font-size-asian="9.60000038146973pt" style:font-size-complex="11pt"/>
    </style:style>
    <style:style style:name="P108" style:family="paragraph" style:parent-style-name="Text_20_body">
      <style:paragraph-properties fo:margin-top="0cm" fo:margin-bottom="0cm" style:contextual-spacing="false"/>
      <style:text-properties fo:font-size="11pt" style:font-size-asian="9.60000038146973pt" style:font-size-complex="11pt"/>
    </style:style>
    <style:style style:name="P109" style:family="paragraph" style:parent-style-name="Table_20_Contents" style:list-style-name="L1">
      <style:paragraph-properties fo:text-align="start" style:justify-single-word="false"/>
      <style:text-properties fo:language="en" fo:country="US" officeooo:paragraph-rsid="002a7a6e"/>
    </style:style>
    <style:style style:name="P110" style:family="paragraph" style:parent-style-name="Table_20_Contents" style:list-style-name="L1">
      <style:paragraph-properties fo:text-align="start" style:justify-single-word="false"/>
      <style:text-properties fo:language="en" fo:country="US" officeooo:rsid="002a1e08" officeooo:paragraph-rsid="002a1e08"/>
    </style:style>
    <style:style style:name="P111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a7a6e" officeooo:paragraph-rsid="002a7a6e" style:font-size-asian="11pt" style:font-size-complex="11pt"/>
    </style:style>
    <style:style style:name="P112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d9e04" officeooo:paragraph-rsid="002d9e04" style:font-size-asian="11pt" style:font-size-complex="11pt"/>
    </style:style>
    <style:style style:name="P113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b4688" style:font-size-asian="11pt" style:font-size-complex="11pt"/>
    </style:style>
    <style:style style:name="P114" style:family="paragraph" style:parent-style-name="Table_20_Contents" style:list-style-name="L2">
      <style:paragraph-properties fo:text-align="start" style:justify-single-word="false"/>
      <style:text-properties style:font-name="Arial" fo:font-size="11pt" fo:language="en" fo:country="US" officeooo:rsid="002b4688" officeooo:paragraph-rsid="002d9e04" style:font-size-asian="11pt" style:font-size-complex="11pt"/>
    </style:style>
    <style:style style:name="P115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b533d" style:font-size-asian="11pt" style:font-size-complex="11pt"/>
    </style:style>
    <style:style style:name="P116" style:family="paragraph" style:parent-style-name="Table_20_Contents" style:list-style-name="L3">
      <style:paragraph-properties fo:text-align="start" style:justify-single-word="false"/>
      <style:text-properties style:font-name="Arial" fo:font-size="11pt" fo:language="en" fo:country="US" officeooo:rsid="002b533d" officeooo:paragraph-rsid="002c8363" style:font-size-asian="11pt" style:font-size-complex="11pt"/>
    </style:style>
    <style:style style:name="P117" style:family="paragraph" style:parent-style-name="Table_20_Contents" style:list-style-name="L4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18" style:family="paragraph" style:parent-style-name="Table_20_Contents" style:list-style-name="L5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19" style:family="paragraph" style:parent-style-name="Table_20_Contents" style:list-style-name="L6">
      <style:paragraph-properties fo:text-align="start" style:justify-single-word="false"/>
      <style:text-properties style:font-name="Arial" fo:font-size="11pt" fo:language="en" fo:country="US" officeooo:rsid="002c8363" officeooo:paragraph-rsid="002c8363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5faf5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93232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a632e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c0d30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dc684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5faf5" officeooo:paragraph-rsid="003ecd5c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1pt" fo:language="en" fo:country="US" officeooo:rsid="00372799" officeooo:paragraph-rsid="00372799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5faf5" officeooo:paragraph-rsid="0035faf5" style:font-size-asian="11pt" style:font-weight-asian="bold" style:font-size-complex="11pt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1pt" fo:language="en" fo:country="US" fo:font-weight="bold" officeooo:rsid="00372799" officeooo:paragraph-rsid="00372799" style:font-size-asian="11pt" style:font-weight-asian="bold" style:font-size-complex="11pt" style:font-weight-complex="bold"/>
    </style:style>
    <style:style style:name="T1" style:family="text">
      <style:text-properties officeooo:rsid="0002a2dd"/>
    </style:style>
    <style:style style:name="T2" style:family="text">
      <style:text-properties officeooo:rsid="0002c084"/>
    </style:style>
    <style:style style:name="T3" style:family="text">
      <style:text-properties officeooo:rsid="00045572"/>
    </style:style>
    <style:style style:name="T4" style:family="text">
      <style:text-properties officeooo:rsid="0004b42d"/>
    </style:style>
    <style:style style:name="T5" style:family="text">
      <style:text-properties officeooo:rsid="00063d1c"/>
    </style:style>
    <style:style style:name="T6" style:family="text">
      <style:text-properties officeooo:rsid="00075808"/>
    </style:style>
    <style:style style:name="T7" style:family="text">
      <style:text-properties officeooo:rsid="00078ab2"/>
    </style:style>
    <style:style style:name="T8" style:family="text">
      <style:text-properties fo:font-weight="bold" officeooo:rsid="00045572" style:font-weight-asian="bold" style:font-weight-complex="bold"/>
    </style:style>
    <style:style style:name="T9" style:family="text">
      <style:text-properties fo:font-weight="bold" officeooo:rsid="0002c084" style:font-weight-asian="bold" style:font-weight-complex="bold"/>
    </style:style>
    <style:style style:name="T10" style:family="text">
      <style:text-properties fo:font-weight="bold" officeooo:rsid="0004b42d" style:font-weight-asian="bold" style:font-weight-complex="bold"/>
    </style:style>
    <style:style style:name="T11" style:family="text">
      <style:text-properties fo:font-weight="bold" officeooo:rsid="00063d1c" style:font-weight-asian="bold" style:font-weight-complex="bold"/>
    </style:style>
    <style:style style:name="T12" style:family="text">
      <style:text-properties fo:font-weight="bold" officeooo:rsid="00075808" style:font-weight-asian="bold" style:font-weight-complex="bold"/>
    </style:style>
    <style:style style:name="T13" style:family="text">
      <style:text-properties fo:font-weight="bold" officeooo:rsid="001e61e6" style:font-weight-asian="bold" style:font-weight-complex="bold"/>
    </style:style>
    <style:style style:name="T14" style:family="text">
      <style:text-properties fo:font-weight="bold" officeooo:rsid="00200c1f" style:font-weight-asian="bold" style:font-weight-complex="bold"/>
    </style:style>
    <style:style style:name="T15" style:family="text">
      <style:text-properties fo:font-weight="bold" officeooo:rsid="00202c6d" style:font-weight-asian="bold" style:font-weight-complex="bold"/>
    </style:style>
    <style:style style:name="T16" style:family="text">
      <style:text-properties fo:font-weight="bold" officeooo:rsid="001b2614" style:font-weight-asian="bold" style:font-weight-complex="bold"/>
    </style:style>
    <style:style style:name="T17" style:family="text">
      <style:text-properties fo:font-weight="bold" officeooo:rsid="00213895" style:font-weight-asian="bold" style:font-weight-complex="bold"/>
    </style:style>
    <style:style style:name="T18" style:family="text">
      <style:text-properties officeooo:rsid="001b2614"/>
    </style:style>
    <style:style style:name="T19" style:family="text">
      <style:text-properties officeooo:rsid="001cdb06"/>
    </style:style>
    <style:style style:name="T20" style:family="text">
      <style:text-properties officeooo:rsid="00240486"/>
    </style:style>
    <style:style style:name="T21" style:family="text">
      <style:text-properties officeooo:rsid="0029f27a"/>
    </style:style>
    <style:style style:name="T22" style:family="text">
      <style:text-properties style:font-name="Arial" fo:font-size="11pt" style:font-size-asian="11pt" style:font-size-complex="11pt"/>
    </style:style>
    <style:style style:name="T23" style:family="text">
      <style:text-properties style:font-name="Arial" fo:font-size="11pt" officeooo:rsid="0029f27a" style:font-size-asian="11pt" style:font-size-complex="11pt"/>
    </style:style>
    <style:style style:name="T24" style:family="text">
      <style:text-properties style:font-name="Arial" fo:font-size="11pt" officeooo:rsid="002a0906" style:font-size-asian="11pt" style:font-size-complex="11pt"/>
    </style:style>
    <style:style style:name="T25" style:family="text">
      <style:text-properties style:font-name="Arial" fo:font-size="11pt" officeooo:rsid="002a1e08" style:font-size-asian="11pt" style:font-size-complex="11pt"/>
    </style:style>
    <style:style style:name="T26" style:family="text">
      <style:text-properties style:font-name="Arial" fo:font-size="11pt" officeooo:rsid="002a7a6e" style:font-size-asian="11pt" style:font-size-complex="11pt"/>
    </style:style>
    <style:style style:name="T27" style:family="text">
      <style:text-properties style:font-name="Arial" fo:font-size="11pt" officeooo:rsid="002b4688" style:font-size-asian="11pt" style:font-size-complex="11pt"/>
    </style:style>
    <style:style style:name="T28" style:family="text">
      <style:text-properties officeooo:rsid="002b4688"/>
    </style:style>
    <style:style style:name="T29" style:family="text">
      <style:text-properties officeooo:rsid="002c8363"/>
    </style:style>
    <style:style style:name="T30" style:family="text">
      <style:text-properties officeooo:rsid="002d9e04"/>
    </style:style>
    <style:style style:name="T31" style:family="text">
      <style:text-properties officeooo:rsid="002dfee7"/>
    </style:style>
    <style:style style:name="T32" style:family="text">
      <style:text-properties officeooo:rsid="002f40c5"/>
    </style:style>
    <style:style style:name="T33" style:family="text">
      <style:text-properties officeooo:rsid="002f9f1b"/>
    </style:style>
    <style:style style:name="T34" style:family="text">
      <style:text-properties officeooo:rsid="00317511"/>
    </style:style>
    <style:style style:name="T35" style:family="text">
      <style:text-properties officeooo:rsid="0035faf5"/>
    </style:style>
    <style:style style:name="T36" style:family="text">
      <style:text-properties officeooo:rsid="0038390f"/>
    </style:style>
    <style:style style:name="T37" style:family="text">
      <style:text-properties officeooo:rsid="003ecd5c"/>
    </style:style>
    <style:style style:name="T38" style:family="text">
      <style:text-properties officeooo:rsid="003fec8d"/>
    </style:style>
    <style:style style:name="T39" style:family="text">
      <style:text-properties officeooo:rsid="004157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 table:number-columns-repeated="2"/>
        <table:table-row>
          <table:table-cell table:style-name="Tabelle3.A1" table:number-columns-spanned="6" office:value-type="string">
            <text:p text:style-name="P1">Module <text:span text:style-name="T3">0<text:line-break/></text:span><text:span text:style-name="T8">Introductio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Time exposure:</text:p>
          </table:table-cell>
          <table:covered-table-cell/>
          <table:table-cell table:style-name="Tabelle3.C2" table:number-columns-spanned="4" office:value-type="string">
            <text:p text:style-name="P9"><text:span text:style-name="T35">~ </text:span>1.5 hours</text:p>
          </table:table-cell>
          <table:covered-table-cell/>
          <table:covered-table-cell/>
          <table:covered-table-cell/>
        </table:table-row>
        <table:table-row>
          <table:table-cell table:style-name="Tabelle3.A2" table:number-columns-spanned="2" office:value-type="string">
            <text:p text:style-name="P8">Learning objectives:</text:p>
          </table:table-cell>
          <table:covered-table-cell/>
          <table:table-cell table:style-name="Tabelle3.C2" table:number-columns-spanned="4" office:value-type="string">
            <text:p text:style-name="P57"><text:span text:style-name="T23">A</text:span><text:span text:style-name="T22">fter completing this module </text:span><text:span text:style-name="T27">participants</text:span><text:span text:style-name="T22"> will be able to:</text:span></text:p>
            <text:list xml:id="list8639745225294530241" text:style-name="L1">
              <text:list-item>
                <text:p text:style-name="P109"><text:span text:style-name="T26">Install and use </text:span><text:span text:style-name="T25">the</text:span><text:span text:style-name="T24"> text editor</text:span></text:p>
              </text:list-item>
              <text:list-item>
                <text:p text:style-name="P109"><text:span text:style-name="T26">Use the </text:span><text:span text:style-name="T24">MOOC platform </text:span><text:span text:style-name="T26">to navigate through the course and communicate with other participants</text:span></text:p>
              </text:list-item>
              <text:list-item>
                <text:p text:style-name="P110"><text:span text:style-name="T26">K</text:span><text:span text:style-name="T22">now where to find documentation about the programming language on the Internet</text:span>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3.C2" table:number-columns-spanned="6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3.A5" office:value-type="string">
            <text:p text:style-name="P10"/>
          </table:table-cell>
          <table:table-cell table:style-name="Tabelle3.A5" table:number-columns-spanned="2" office:value-type="string">
            <text:p text:style-name="P49">Title</text:p>
          </table:table-cell>
          <table:covered-table-cell/>
          <table:table-cell table:style-name="Tabelle3.A5" office:value-type="string">
            <text:p text:style-name="P127">Effort</text:p>
          </table:table-cell>
          <table:table-cell table:style-name="Tabelle3.A5" office:value-type="string">
            <text:p text:style-name="P49">Category</text:p>
          </table:table-cell>
          <table:table-cell table:style-name="Tabelle3.A1" office:value-type="string">
            <text:p text:style-name="P49">Video</text:p>
          </table:table-cell>
        </table:table-row>
        <table:table-row>
          <table:table-cell table:style-name="Tabelle3.A2" office:value-type="string">
            <text:p text:style-name="P10">1</text:p>
          </table:table-cell>
          <table:table-cell table:style-name="Tabelle3.A2" table:number-columns-spanned="2" office:value-type="string">
            <text:p text:style-name="P6">Course Introduction</text:p>
          </table:table-cell>
          <table:covered-table-cell/>
          <table:table-cell table:style-name="Tabelle3.A2" office:value-type="string">
            <text:p text:style-name="P120">~ 10 min</text:p>
          </table:table-cell>
          <table:table-cell table:style-name="Tabelle3.A2" office:value-type="string">
            <text:p text:style-name="P58">MS</text:p>
          </table:table-cell>
          <table:table-cell table:style-name="Tabelle3.C2" office:value-type="string">
            <text:p text:style-name="P65">SV</text:p>
          </table:table-cell>
        </table:table-row>
        <table:table-row>
          <table:table-cell table:style-name="Tabelle3.A2" office:value-type="string">
            <text:p text:style-name="P17">2</text:p>
          </table:table-cell>
          <table:table-cell table:style-name="Tabelle3.A2" table:number-columns-spanned="2" office:value-type="string">
            <text:p text:style-name="P18">Introduction to <text:span text:style-name="T20">the </text:span>MOOC platform</text:p>
          </table:table-cell>
          <table:covered-table-cell/>
          <table:table-cell table:style-name="Tabelle3.A2" office:value-type="string">
            <text:p text:style-name="P120">~ 30 min</text:p>
          </table:table-cell>
          <table:table-cell table:style-name="Tabelle3.A2" office:value-type="string">
            <text:p text:style-name="P72">MG</text:p>
          </table:table-cell>
          <table:table-cell table:style-name="Tabelle3.C2" office:value-type="string">
            <text:p text:style-name="P74">XV</text:p>
          </table:table-cell>
        </table:table-row>
        <table:table-row>
          <table:table-cell table:style-name="Tabelle3.A2" office:value-type="string">
            <text:p text:style-name="P17">3</text:p>
          </table:table-cell>
          <table:table-cell table:style-name="Tabelle3.A2" table:number-columns-spanned="2" office:value-type="string">
            <text:p text:style-name="P19">Setup <text:span text:style-name="T2">(text editor)</text:span></text:p>
          </table:table-cell>
          <table:covered-table-cell/>
          <table:table-cell table:style-name="Tabelle3.A2" office:value-type="string">
            <text:p text:style-name="P120">~ 30 min</text:p>
          </table:table-cell>
          <table:table-cell table:style-name="Tabelle3.A2" office:value-type="string">
            <text:p text:style-name="P59">MS</text:p>
          </table:table-cell>
          <table:table-cell table:style-name="Tabelle3.C2" office:value-type="string">
            <text:p text:style-name="P77">CV</text:p>
          </table:table-cell>
        </table:table-row>
        <table:table-row>
          <table:table-cell table:style-name="Tabelle3.A2" office:value-type="string">
            <text:p text:style-name="P17">4</text:p>
          </table:table-cell>
          <table:table-cell table:style-name="Tabelle3.A2" table:number-columns-spanned="2" office:value-type="string">
            <text:p text:style-name="P6">Motivational video</text:p>
          </table:table-cell>
          <table:covered-table-cell/>
          <table:table-cell table:style-name="Tabelle3.A2" office:value-type="string">
            <text:p text:style-name="P120">&lt; 10 min</text:p>
          </table:table-cell>
          <table:table-cell table:style-name="Tabelle3.A2" office:value-type="string">
            <text:p text:style-name="P83">PG</text:p>
          </table:table-cell>
          <table:table-cell table:style-name="Tabelle3.C2" office:value-type="string">
            <text:p text:style-name="P75">XV</text:p>
          </table:table-cell>
        </table:table-row>
      </table:table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 table:number-columns-repeated="2"/>
        <table:table-row>
          <table:table-cell table:style-name="Tabelle2.A1" table:number-columns-spanned="6" office:value-type="string">
            <text:p text:style-name="P1">Module <text:span text:style-name="T2">1<text:line-break/></text:span><text:span text:style-name="T9">Getting starte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Time exposure:</text:p>
          </table:table-cell>
          <table:covered-table-cell/>
          <table:table-cell table:style-name="Tabelle2.C2" table:number-columns-spanned="4" office:value-type="string">
            <text:p text:style-name="P9"><text:span text:style-name="T36">~ 3 </text:span>hours</text:p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>Learning objectives:</text:p>
          </table:table-cell>
          <table:covered-table-cell/>
          <table:table-cell table:style-name="Tabelle2.C2" table:number-columns-spanned="4" office:value-type="string">
            <text:p text:style-name="P45"><text:span text:style-name="T21">A</text:span>fter completing this module <text:span text:style-name="T28">participants</text:span> will be able to:</text:p>
            <text:list xml:id="list5280162101856789551" text:style-name="L2">
              <text:list-item>
                <text:p text:style-name="P111"><text:span text:style-name="T28">Explain</text:span> what programming is and <text:span text:style-name="T28">what</text:span> a program<text:span text:style-name="T28"> consists of</text:span></text:p>
              </text:list-item>
              <text:list-item>
                <text:p text:style-name="P112"><text:span text:style-name="T28">P</text:span>erform simple arithmetic computations</text:p>
              </text:list-item>
              <text:list-item>
                <text:p text:style-name="P112">Display data to the user; read data from the user</text:p>
              </text:list-item>
              <text:list-item>
                <text:p text:style-name="P113">Use variables <text:span text:style-name="T30">to store value</text:span></text:p>
              </text:list-item>
              <text:list-item>
                <text:p text:style-name="P112"><text:span text:style-name="T30">U</text:span>nderstand data types and convert values between data type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2.A2" table:number-columns-spanned="2" office:value-type="string">
            <text:p text:style-name="P8"/>
          </table:table-cell>
          <table:covered-table-cell/>
          <table:table-cell table:style-name="Tabelle2.C2" table:number-columns-spanned="4" office:value-type="string"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elle2.A2" office:value-type="string">
            <text:p text:style-name="P20"/>
          </table:table-cell>
          <table:table-cell table:style-name="Tabelle2.A2" table:number-columns-spanned="2" office:value-type="string">
            <text:p text:style-name="P49">Title</text:p>
          </table:table-cell>
          <table:covered-table-cell/>
          <table:table-cell table:style-name="Tabelle2.A2" office:value-type="string">
            <text:p text:style-name="P127">Effort</text:p>
          </table:table-cell>
          <table:table-cell table:style-name="Tabelle2.A2" office:value-type="string">
            <text:p text:style-name="P49">Category</text:p>
          </table:table-cell>
          <table:table-cell table:style-name="Tabelle2.C2" office:value-type="string">
            <text:p text:style-name="P49">Video</text:p>
          </table:table-cell>
        </table:table-row>
        <table:table-row>
          <table:table-cell table:style-name="Tabelle2.A2" office:value-type="string">
            <text:p text:style-name="P20">1</text:p>
          </table:table-cell>
          <table:table-cell table:style-name="Tabelle2.A2" table:number-columns-spanned="2" office:value-type="string">
            <text:p text:style-name="P25">Setting the stage</text:p>
          </table:table-cell>
          <table:covered-table-cell/>
          <table:table-cell table:style-name="Tabelle2.A2" office:value-type="string">
            <text:p text:style-name="P120">&lt; 3 min</text:p>
          </table:table-cell>
          <table:table-cell table:style-name="Tabelle2.A2" office:value-type="string">
            <text:p text:style-name="P58">MS</text:p>
          </table:table-cell>
          <table:table-cell table:style-name="Tabelle2.C2" office:value-type="string">
            <text:p text:style-name="P65">SV</text:p>
          </table:table-cell>
        </table:table-row>
        <table:table-row>
          <table:table-cell table:style-name="Tabelle2.A2" office:value-type="string">
            <text:p text:style-name="P20">2</text:p>
          </table:table-cell>
          <table:table-cell table:style-name="Tabelle2.A2" table:number-columns-spanned="2" office:value-type="string">
            <text:p text:style-name="P25"><text:span text:style-name="T1">W</text:span>hat is programming?</text:p>
          </table:table-cell>
          <table:covered-table-cell/>
          <table:table-cell table:style-name="Tabelle2.A2" office:value-type="string">
            <text:p text:style-name="P120">6-8 min</text:p>
          </table:table-cell>
          <table:table-cell table:style-name="Tabelle2.A2" office:value-type="string">
            <text:p text:style-name="P83">PG</text:p>
          </table:table-cell>
          <table:table-cell table:style-name="Tabelle2.C2" office:value-type="string">
            <text:p text:style-name="P88">EV</text:p>
          </table:table-cell>
        </table:table-row>
        <table:table-row>
          <table:table-cell table:style-name="Tabelle2.A2" office:value-type="string">
            <text:p text:style-name="P20">3</text:p>
          </table:table-cell>
          <table:table-cell table:style-name="Tabelle2.A2" table:number-columns-spanned="2" office:value-type="string">
            <text:p text:style-name="P25"><text:span text:style-name="T2">V</text:span>ariables and data types</text:p>
          </table:table-cell>
          <table:covered-table-cell/>
          <table:table-cell table:style-name="Tabelle2.A2" office:value-type="string">
            <text:p text:style-name="P120">6-8 min</text:p>
          </table:table-cell>
          <table:table-cell table:style-name="Tabelle2.A2" office:value-type="string">
            <text:p text:style-name="P83">PG</text:p>
          </table:table-cell>
          <table:table-cell table:style-name="Tabelle2.C2" office:value-type="string">
            <text:p text:style-name="P88">EV</text:p>
          </table:table-cell>
        </table:table-row>
        <table:table-row>
          <table:table-cell table:style-name="Tabelle2.A2" office:value-type="string">
            <text:p text:style-name="P31">4</text:p>
          </table:table-cell>
          <table:table-cell table:style-name="Tabelle2.A2" table:number-columns-spanned="2" office:value-type="string">
            <text:p text:style-name="P25">Coding session</text:p>
          </table:table-cell>
          <table:covered-table-cell/>
          <table:table-cell table:style-name="Tabelle2.A2" office:value-type="string">
            <text:p text:style-name="P120">~ 1 h</text:p>
          </table:table-cell>
          <table:table-cell table:style-name="Tabelle2.A2" office:value-type="string">
            <text:p text:style-name="P93">PS</text:p>
          </table:table-cell>
          <table:table-cell table:style-name="Tabelle2.C2" office:value-type="string">
            <text:p text:style-name="P77">CV</text:p>
          </table:table-cell>
        </table:table-row>
        <table:table-row>
          <table:table-cell table:style-name="Tabelle2.A2" office:value-type="string">
            <text:p text:style-name="P31">5</text:p>
          </table:table-cell>
          <table:table-cell table:style-name="Tabelle2.A2" table:number-columns-spanned="2" office:value-type="string">
            <text:p text:style-name="P25">Wrapping up</text:p>
          </table:table-cell>
          <table:covered-table-cell/>
          <table:table-cell table:style-name="Tabelle2.A2" office:value-type="string">
            <text:p text:style-name="P120">&lt; 3 min</text:p>
          </table:table-cell>
          <table:table-cell table:style-name="Tabelle2.A2" office:value-type="string">
            <text:p text:style-name="P58">MS</text:p>
          </table:table-cell>
          <table:table-cell table:style-name="Tabelle2.C2" office:value-type="string">
            <text:p text:style-name="P65">SV</text:p>
          </table:table-cell>
        </table:table-row>
        <table:table-row>
          <table:table-cell table:style-name="Tabelle2.A2" office:value-type="string">
            <text:p text:style-name="P31">6</text:p>
          </table:table-cell>
          <table:table-cell table:style-name="Tabelle2.A2" table:number-columns-spanned="2" office:value-type="string">
            <text:p text:style-name="P25">Assignment 1</text:p>
          </table:table-cell>
          <table:covered-table-cell/>
          <table:table-cell table:style-name="Tabelle2.A2" office:value-type="string">
            <text:p text:style-name="P120">~ 1 h</text:p>
          </table:table-cell>
          <table:table-cell table:style-name="Tabelle2.A2" office:value-type="string">
            <text:p text:style-name="P93">PS</text:p>
          </table:table-cell>
          <table:table-cell table:style-name="Tabelle2.C2" office:value-type="string">
            <text:p text:style-name="P66">SV</text:p>
          </table:table-cell>
        </table:table-row>
        <table:table-row>
          <table:table-cell table:style-name="Tabelle2.A2" office:value-type="string">
            <text:p text:style-name="P31">7</text:p>
          </table:table-cell>
          <table:table-cell table:style-name="Tabelle2.A2" table:number-columns-spanned="2" office:value-type="string">
            <text:p text:style-name="P25">Quiz</text:p>
          </table:table-cell>
          <table:covered-table-cell/>
          <table:table-cell table:style-name="Tabelle2.A2" office:value-type="string">
            <text:p text:style-name="P120">~ 15 min</text:p>
          </table:table-cell>
          <table:table-cell table:style-name="Tabelle2.A2" office:value-type="string">
            <text:p text:style-name="P58">MS</text:p>
          </table:table-cell>
          <table:table-cell table:style-name="Tabelle2.C2" office:value-type="string">
            <text:p text:style-name="P52"/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ext:soft-page-break/>
        <table:table-row>
          <table:table-cell table:style-name="Tabelle1.A1" table:number-columns-spanned="6" office:value-type="string">
            <text:p text:style-name="P1">Module <text:span text:style-name="T3">2<text:line-break/></text:span><text:span text:style-name="T8">Conditions - </text:span><text:span text:style-name="T17">O</text:span><text:span text:style-name="T14">r how to m</text:span><text:span text:style-name="T13">ak</text:span><text:span text:style-name="T14">e</text:span><text:span text:style-name="T13"> </text:span><text:span text:style-name="T14">decis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Time exposure:</text:p>
          </table:table-cell>
          <table:covered-table-cell/>
          <table:table-cell table:style-name="Tabelle1.C2" table:number-columns-spanned="4" office:value-type="string">
            <text:p text:style-name="P9"><text:span text:style-name="T37">~</text:span> <text:span text:style-name="T28">3-4 </text:span>hours</text:p>
          </table:table-cell>
          <table:covered-table-cell/>
          <table:covered-table-cell/>
          <table:covered-table-cell/>
        </table:table-row>
        <table:table-row>
          <table:table-cell table:style-name="Tabelle1.A2" table:number-columns-spanned="2" office:value-type="string">
            <text:p text:style-name="P8">Learning objectives:</text:p>
          </table:table-cell>
          <table:covered-table-cell/>
          <table:table-cell table:style-name="Tabelle1.C2" table:number-columns-spanned="4" office:value-type="string">
            <text:p text:style-name="P45"><text:span text:style-name="T21">A</text:span>fter completing this module <text:span text:style-name="T28">participants</text:span> will be able to:</text:p>
            <text:list xml:id="list131740200178959" text:continue-numbering="true" text:style-name="L2">
              <text:list-item>
                <text:p text:style-name="P114">Write programs that conditionally execute statements</text:p>
              </text:list-item>
              <text:list-item>
                <text:p text:style-name="P114"><text:span text:style-name="T30">Formulate </text:span>Boolean conditio<text:span text:style-name="T29">ns through value comparison</text:span></text:p>
              </text:list-item>
              <text:list-item>
                <text:p text:style-name="P113">Combine Boolean expressions by using the AND and OR operatio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1.C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1"/>
          </table:table-cell>
          <table:table-cell table:style-name="Tabelle1.A2" table:number-columns-spanned="2" office:value-type="string">
            <text:p text:style-name="P49">Title</text:p>
          </table:table-cell>
          <table:covered-table-cell/>
          <table:table-cell table:style-name="Tabelle1.A2" office:value-type="string">
            <text:p text:style-name="P128">Effort</text:p>
          </table:table-cell>
          <table:table-cell table:style-name="Tabelle1.A2" office:value-type="string">
            <text:p text:style-name="P49">Category</text:p>
          </table:table-cell>
          <table:table-cell table:style-name="Tabelle1.C2" office:value-type="string">
            <text:p text:style-name="P49">Video</text:p>
          </table:table-cell>
        </table:table-row>
        <table:table-row>
          <table:table-cell table:style-name="Tabelle1.A2" office:value-type="string">
            <text:p text:style-name="P21">1</text:p>
          </table:table-cell>
          <table:table-cell table:style-name="Tabelle1.A2" table:number-columns-spanned="2" office:value-type="string">
            <text:p text:style-name="P26">Setting the stage</text:p>
          </table:table-cell>
          <table:covered-table-cell/>
          <table:table-cell table:style-name="Tabelle1.A2" office:value-type="string">
            <text:p text:style-name="P122">&lt; 3 min</text:p>
          </table:table-cell>
          <table:table-cell table:style-name="Tabelle1.A2" office:value-type="string">
            <text:p text:style-name="P58">MS</text:p>
          </table:table-cell>
          <table:table-cell table:style-name="Tabelle1.C2" office:value-type="string">
            <text:p text:style-name="P65">SV</text:p>
          </table:table-cell>
        </table:table-row>
        <table:table-row table:style-name="Tabelle1.7">
          <table:table-cell table:style-name="Tabelle1.A2" office:value-type="string">
            <text:p text:style-name="P21">2</text:p>
          </table:table-cell>
          <table:table-cell table:style-name="Tabelle1.A2" table:number-columns-spanned="2" office:value-type="string">
            <text:p text:style-name="P11">Sample solution to Assignment 1</text:p>
          </table:table-cell>
          <table:covered-table-cell/>
          <table:table-cell table:style-name="Tabelle1.A2" office:value-type="string">
            <text:p text:style-name="P123">~ 15 min</text:p>
          </table:table-cell>
          <table:table-cell table:style-name="Tabelle1.A2" office:value-type="string">
            <text:p text:style-name="P93">PS</text:p>
          </table:table-cell>
          <table:table-cell table:style-name="Tabelle1.F7" office:value-type="string">
            <text:p text:style-name="P77">CV</text:p>
          </table:table-cell>
        </table:table-row>
        <table:table-row>
          <table:table-cell table:style-name="Tabelle1.A2" office:value-type="string">
            <text:p text:style-name="P21">3</text:p>
          </table:table-cell>
          <table:table-cell table:style-name="Tabelle1.A2" table:number-columns-spanned="2" office:value-type="string">
            <text:p text:style-name="P12">Conditions, branching, Boolean expressions</text:p>
          </table:table-cell>
          <table:covered-table-cell/>
          <table:table-cell table:style-name="Tabelle1.A2" office:value-type="string">
            <text:p text:style-name="P124">6-8 min</text:p>
          </table:table-cell>
          <table:table-cell table:style-name="Tabelle1.A2" office:value-type="string">
            <text:p text:style-name="P83">PG</text:p>
          </table:table-cell>
          <table:table-cell table:style-name="Tabelle1.C2" office:value-type="string">
            <text:p text:style-name="P88">EV</text:p>
          </table:table-cell>
        </table:table-row>
        <table:table-row>
          <table:table-cell table:style-name="Tabelle1.A2" office:value-type="string">
            <text:p text:style-name="P21">4</text:p>
          </table:table-cell>
          <table:table-cell table:style-name="Tabelle1.A2" table:number-columns-spanned="2" office:value-type="string">
            <text:p text:style-name="P12">Boolean algebra</text:p>
          </table:table-cell>
          <table:covered-table-cell/>
          <table:table-cell table:style-name="Tabelle1.A2" office:value-type="string">
            <text:p text:style-name="P124">6-8 min</text:p>
          </table:table-cell>
          <table:table-cell table:style-name="Tabelle1.A2" office:value-type="string">
            <text:p text:style-name="P93">PS</text:p>
          </table:table-cell>
          <table:table-cell table:style-name="Tabelle1.C2" office:value-type="string">
            <text:p text:style-name="P88">EV</text:p>
          </table:table-cell>
        </table:table-row>
        <table:table-row table:style-name="Tabelle1.7">
          <table:table-cell table:style-name="Tabelle1.A2" office:value-type="string">
            <text:p text:style-name="P32">5</text:p>
          </table:table-cell>
          <table:table-cell table:style-name="Tabelle1.A2" table:number-columns-spanned="2" office:value-type="string">
            <text:p text:style-name="P11">Coding session</text:p>
          </table:table-cell>
          <table:covered-table-cell/>
          <table:table-cell table:style-name="Tabelle1.A2" office:value-type="string">
            <text:p text:style-name="P124">~ 1 h</text:p>
          </table:table-cell>
          <table:table-cell table:style-name="Tabelle1.A2" office:value-type="string">
            <text:p text:style-name="P93">PS</text:p>
          </table:table-cell>
          <table:table-cell table:style-name="Tabelle1.F7" office:value-type="string">
            <text:p text:style-name="P77">CV</text:p>
          </table:table-cell>
        </table:table-row>
        <table:table-row>
          <table:table-cell table:style-name="Tabelle1.A2" office:value-type="string">
            <text:p text:style-name="P32">6</text:p>
          </table:table-cell>
          <table:table-cell table:style-name="Tabelle1.A2" table:number-columns-spanned="2" office:value-type="string">
            <text:p text:style-name="P26">Wrapping up</text:p>
          </table:table-cell>
          <table:covered-table-cell/>
          <table:table-cell table:style-name="Tabelle1.A2" office:value-type="string">
            <text:p text:style-name="P122">&lt; 3 min</text:p>
          </table:table-cell>
          <table:table-cell table:style-name="Tabelle1.A2" office:value-type="string">
            <text:p text:style-name="P58">MS</text:p>
          </table:table-cell>
          <table:table-cell table:style-name="Tabelle1.C2" office:value-type="string">
            <text:p text:style-name="P65">SV</text:p>
          </table:table-cell>
        </table:table-row>
        <table:table-row>
          <table:table-cell table:style-name="Tabelle1.A2" office:value-type="string">
            <text:p text:style-name="P32">7</text:p>
          </table:table-cell>
          <table:table-cell table:style-name="Tabelle1.A2" table:number-columns-spanned="2" office:value-type="string">
            <text:p text:style-name="P26">Assignment <text:span text:style-name="T3">2</text:span></text:p>
          </table:table-cell>
          <table:covered-table-cell/>
          <table:table-cell table:style-name="Tabelle1.A2" office:value-type="string">
            <text:p text:style-name="P125">~ 1.<text:span text:style-name="T37">5</text:span> h</text:p>
          </table:table-cell>
          <table:table-cell table:style-name="Tabelle1.A2" office:value-type="string">
            <text:p text:style-name="P93">PS</text:p>
          </table:table-cell>
          <table:table-cell table:style-name="Tabelle1.C2" office:value-type="string">
            <text:p text:style-name="P66">SV</text:p>
          </table:table-cell>
        </table:table-row>
        <table:table-row>
          <table:table-cell table:style-name="Tabelle1.A2" office:value-type="string">
            <text:p text:style-name="P32">8</text:p>
          </table:table-cell>
          <table:table-cell table:style-name="Tabelle1.A2" table:number-columns-spanned="2" office:value-type="string">
            <text:p text:style-name="P26">Quiz</text:p>
          </table:table-cell>
          <table:covered-table-cell/>
          <table:table-cell table:style-name="Tabelle1.A2" office:value-type="string">
            <text:p text:style-name="P121">~ 15 min</text:p>
          </table:table-cell>
          <table:table-cell table:style-name="Tabelle1.A2" office:value-type="string">
            <text:p text:style-name="P58">MS</text:p>
          </table:table-cell>
          <table:table-cell table:style-name="Tabelle1.C2" office:value-type="string">
            <text:p text:style-name="P53"/>
          </table:table-cell>
        </table:table-row>
      </table:table>
      <text:p text:style-name="P107"/>
      <text:p text:style-name="P108"/>
      <text:p text:style-name="P108"/>
      <text:p text:style-name="P108"/>
      <text:p text:style-name="P108"/>
      <text:p text:style-name="P108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table:number-columns-spanned="6" office:value-type="string">
            <text:p text:style-name="P2">Module <text:span text:style-name="T4">3<text:line-break/></text:span><text:span text:style-name="T10">Loops - </text:span><text:span text:style-name="T17">O</text:span><text:span text:style-name="T10">r </text:span><text:span text:style-name="T15">how </text:span><text:span text:style-name="T10">to r</text:span><text:span text:style-name="T14">epeat instruction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Time exposure:</text:p>
          </table:table-cell>
          <table:covered-table-cell/>
          <table:table-cell table:style-name="Tabelle4.C2" table:number-columns-spanned="4" office:value-type="string">
            <text:p text:style-name="P9"><text:span text:style-name="T37">~ 3</text:span> hours</text:p>
          </table:table-cell>
          <table:covered-table-cell/>
          <table:covered-table-cell/>
          <table:covered-table-cell/>
        </table:table-row>
        <table:table-row>
          <table:table-cell table:style-name="Tabelle4.A2" table:number-columns-spanned="2" office:value-type="string">
            <text:p text:style-name="P8">Learning objectives:</text:p>
          </table:table-cell>
          <table:covered-table-cell/>
          <table:table-cell table:style-name="Tabelle4.C2" table:number-columns-spanned="4" office:value-type="string">
            <text:p text:style-name="P46"><text:span text:style-name="T21">A</text:span>fter completing this module <text:span text:style-name="T28">participants</text:span> will be able to:</text:p>
            <text:list xml:id="list4703802045885284906" text:style-name="L3">
              <text:list-item>
                <text:p text:style-name="P115">Use for loops in their programs <text:span text:style-name="T30">to repeatedly execute statements that use the for loop's </text:span>counter <text:span text:style-name="T30">value</text:span></text:p>
              </text:list-item>
              <text:list-item>
                <text:p text:style-name="P116">Use while loops in their programs <text:span text:style-name="T30">to </text:span>repe<text:span text:style-name="T30">atedly execute statements</text:span> <text:span text:style-name="T31">depending </text:span>on a Boolean condition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4.C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4.A2" office:value-type="string">
            <text:p text:style-name="P22"/>
          </table:table-cell>
          <table:table-cell table:style-name="Tabelle4.A2" table:number-columns-spanned="2" office:value-type="string">
            <text:p text:style-name="P49">Title</text:p>
          </table:table-cell>
          <table:covered-table-cell/>
          <table:table-cell table:style-name="Tabelle4.A2" office:value-type="string">
            <text:p text:style-name="P128">Effort</text:p>
          </table:table-cell>
          <table:table-cell table:style-name="Tabelle4.A2" office:value-type="string">
            <text:p text:style-name="P49">Category</text:p>
          </table:table-cell>
          <table:table-cell table:style-name="Tabelle4.C2" office:value-type="string">
            <text:p text:style-name="P49">Video</text:p>
          </table:table-cell>
        </table:table-row>
        <table:table-row>
          <table:table-cell table:style-name="Tabelle4.A2" office:value-type="string">
            <text:p text:style-name="P22">1</text:p>
          </table:table-cell>
          <table:table-cell table:style-name="Tabelle4.A2" table:number-columns-spanned="2" office:value-type="string">
            <text:p text:style-name="P27">Setting the stage</text:p>
          </table:table-cell>
          <table:covered-table-cell/>
          <table:table-cell table:style-name="Tabelle4.A2" office:value-type="string">
            <text:p text:style-name="P122">&lt; 3 min</text:p>
          </table:table-cell>
          <table:table-cell table:style-name="Tabelle4.A2" office:value-type="string">
            <text:p text:style-name="P60">MS</text:p>
          </table:table-cell>
          <table:table-cell table:style-name="Tabelle4.C2" office:value-type="string">
            <text:p text:style-name="P67">SV</text:p>
          </table:table-cell>
        </table:table-row>
        <table:table-row table:style-name="Tabelle4.7">
          <table:table-cell table:style-name="Tabelle4.A2" office:value-type="string">
            <text:p text:style-name="P22">2</text:p>
          </table:table-cell>
          <table:table-cell table:style-name="Tabelle4.A2" table:number-columns-spanned="2" office:value-type="string">
            <text:p text:style-name="P13">Sample solution to Assignment <text:span text:style-name="T4">2</text:span></text:p>
          </table:table-cell>
          <table:covered-table-cell/>
          <table:table-cell table:style-name="Tabelle4.A2" office:value-type="string">
            <text:p text:style-name="P123">~ 15 min</text:p>
          </table:table-cell>
          <table:table-cell table:style-name="Tabelle4.A2" office:value-type="string">
            <text:p text:style-name="P94">PS</text:p>
          </table:table-cell>
          <table:table-cell table:style-name="Tabelle4.F7" office:value-type="string">
            <text:p text:style-name="P78">CV</text:p>
          </table:table-cell>
        </table:table-row>
        <table:table-row>
          <table:table-cell table:style-name="Tabelle4.A2" office:value-type="string">
            <text:p text:style-name="P22">3</text:p>
          </table:table-cell>
          <table:table-cell table:style-name="Tabelle4.A2" table:number-columns-spanned="2" office:value-type="string">
            <text:p text:style-name="P33">For loops <text:span text:style-name="T19">and while loops</text:span></text:p>
          </table:table-cell>
          <table:covered-table-cell/>
          <table:table-cell table:style-name="Tabelle4.A2" office:value-type="string">
            <text:p text:style-name="P122">6-8 min</text:p>
          </table:table-cell>
          <table:table-cell table:style-name="Tabelle4.A2" office:value-type="string">
            <text:p text:style-name="P84">PG</text:p>
          </table:table-cell>
          <table:table-cell table:style-name="Tabelle4.C2" office:value-type="string">
            <text:p text:style-name="P89">EV</text:p>
          </table:table-cell>
        </table:table-row>
        <table:table-row table:style-name="Tabelle4.7">
          <table:table-cell table:style-name="Tabelle4.A2" office:value-type="string">
            <text:p text:style-name="P35">4</text:p>
          </table:table-cell>
          <table:table-cell table:style-name="Tabelle4.A2" table:number-columns-spanned="2" office:value-type="string">
            <text:p text:style-name="P27">Coding session</text:p>
          </table:table-cell>
          <table:covered-table-cell/>
          <table:table-cell table:style-name="Tabelle4.A2" office:value-type="string">
            <text:p text:style-name="P124">~ 1 h</text:p>
          </table:table-cell>
          <table:table-cell table:style-name="Tabelle4.A2" office:value-type="string">
            <text:p text:style-name="P94">PS</text:p>
          </table:table-cell>
          <table:table-cell table:style-name="Tabelle4.F7" office:value-type="string">
            <text:p text:style-name="P78">CV</text:p>
          </table:table-cell>
        </table:table-row>
        <table:table-row>
          <table:table-cell table:style-name="Tabelle4.A2" office:value-type="string">
            <text:p text:style-name="P35">5</text:p>
          </table:table-cell>
          <table:table-cell table:style-name="Tabelle4.A2" table:number-columns-spanned="2" office:value-type="string">
            <text:p text:style-name="P27">Wrapping up</text:p>
          </table:table-cell>
          <table:covered-table-cell/>
          <table:table-cell table:style-name="Tabelle4.A2" office:value-type="string">
            <text:p text:style-name="P122">&lt; 3 min</text:p>
          </table:table-cell>
          <table:table-cell table:style-name="Tabelle4.A2" office:value-type="string">
            <text:p text:style-name="P60">MS</text:p>
          </table:table-cell>
          <table:table-cell table:style-name="Tabelle4.C2" office:value-type="string">
            <text:p text:style-name="P67">SV</text:p>
          </table:table-cell>
        </table:table-row>
        <table:table-row>
          <table:table-cell table:style-name="Tabelle4.A2" office:value-type="string">
            <text:p text:style-name="P35">6</text:p>
          </table:table-cell>
          <table:table-cell table:style-name="Tabelle4.A2" table:number-columns-spanned="2" office:value-type="string">
            <text:p text:style-name="P27">Assignment <text:span text:style-name="T4">3</text:span></text:p>
          </table:table-cell>
          <table:covered-table-cell/>
          <table:table-cell table:style-name="Tabelle4.A2" office:value-type="string">
            <text:p text:style-name="P125">~ 1 h</text:p>
          </table:table-cell>
          <table:table-cell table:style-name="Tabelle4.A2" office:value-type="string">
            <text:p text:style-name="P94">PS</text:p>
          </table:table-cell>
          <table:table-cell table:style-name="Tabelle4.C2" office:value-type="string">
            <text:p text:style-name="P66">SV</text:p>
          </table:table-cell>
        </table:table-row>
        <table:table-row>
          <table:table-cell table:style-name="Tabelle4.A2" office:value-type="string">
            <text:p text:style-name="P35">7</text:p>
          </table:table-cell>
          <table:table-cell table:style-name="Tabelle4.A2" table:number-columns-spanned="2" office:value-type="string">
            <text:p text:style-name="P27">Quiz</text:p>
          </table:table-cell>
          <table:covered-table-cell/>
          <table:table-cell table:style-name="Tabelle4.A2" office:value-type="string">
            <text:p text:style-name="P121">~ 15 min</text:p>
          </table:table-cell>
          <table:table-cell table:style-name="Tabelle4.A2" office:value-type="string">
            <text:p text:style-name="P60">MS</text:p>
          </table:table-cell>
          <table:table-cell table:style-name="Tabelle4.C2" office:value-type="string">
            <text:p text:style-name="P54"/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column table:style-name="Tabelle6.F"/>
        <text:soft-page-break/>
        <table:table-row>
          <table:table-cell table:style-name="Tabelle6.A1" table:number-columns-spanned="6" office:value-type="string">
            <text:p text:style-name="P3">Module <text:span text:style-name="T5">4<text:line-break/></text:span><text:span text:style-name="T11">Arrays - </text:span><text:span text:style-name="T17">O</text:span><text:span text:style-name="T11">r how to store multiple</text:span><text:span text:style-name="T13"> </text:span><text:span text:style-name="T15">valu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Time exposure:</text:p>
          </table:table-cell>
          <table:covered-table-cell/>
          <table:table-cell table:style-name="Tabelle6.C2" table:number-columns-spanned="4" office:value-type="string">
            <text:p text:style-name="P9"><text:span text:style-name="T37">~ 4 </text:span>hours</text:p>
          </table:table-cell>
          <table:covered-table-cell/>
          <table:covered-table-cell/>
          <table:covered-table-cell/>
        </table:table-row>
        <table:table-row>
          <table:table-cell table:style-name="Tabelle6.A2" table:number-columns-spanned="2" office:value-type="string">
            <text:p text:style-name="P8">Learning objectives:</text:p>
          </table:table-cell>
          <table:covered-table-cell/>
          <table:table-cell table:style-name="Tabelle6.C2" table:number-columns-spanned="4" office:value-type="string">
            <text:p text:style-name="P47"><text:span text:style-name="T21">A</text:span>fter completing this module <text:span text:style-name="T28">participants</text:span> will be able to:</text:p>
            <text:list xml:id="list1228616225780661673" text:style-name="L4">
              <text:list-item>
                <text:p text:style-name="P117">Understand the index-based structure of an array and how to get and set elements based on their index</text:p>
              </text:list-item>
              <text:list-item>
                <text:p text:style-name="P117">Write programs that use for for loops to access each array element</text:p>
              </text:list-item>
            </text:list>
            <text:list xml:id="list6400465246905553324" text:style-name="L5">
              <text:list-item>
                <text:p text:style-name="P118">Traverse arrays using for-each loops and perform an action with each of the <text:span text:style-name="T32">traversed</text:span> element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6.C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6.A2" office:value-type="string">
            <text:p text:style-name="P23"/>
          </table:table-cell>
          <table:table-cell table:style-name="Tabelle6.A2" table:number-columns-spanned="2" office:value-type="string">
            <text:p text:style-name="P50">Title</text:p>
          </table:table-cell>
          <table:covered-table-cell/>
          <table:table-cell table:style-name="Tabelle6.A2" office:value-type="string">
            <text:p text:style-name="P128">Effort</text:p>
          </table:table-cell>
          <table:table-cell table:style-name="Tabelle6.A2" office:value-type="string">
            <text:p text:style-name="P50">Category</text:p>
          </table:table-cell>
          <table:table-cell table:style-name="Tabelle6.C2" office:value-type="string">
            <text:p text:style-name="P50">Video</text:p>
          </table:table-cell>
        </table:table-row>
        <table:table-row>
          <table:table-cell table:style-name="Tabelle6.A2" office:value-type="string">
            <text:p text:style-name="P23">1</text:p>
          </table:table-cell>
          <table:table-cell table:style-name="Tabelle6.A2" table:number-columns-spanned="2" office:value-type="string">
            <text:p text:style-name="P28">Setting the stage</text:p>
          </table:table-cell>
          <table:covered-table-cell/>
          <table:table-cell table:style-name="Tabelle6.A2" office:value-type="string">
            <text:p text:style-name="P122">&lt; 3 min</text:p>
          </table:table-cell>
          <table:table-cell table:style-name="Tabelle6.A2" office:value-type="string">
            <text:p text:style-name="P61">MS</text:p>
          </table:table-cell>
          <table:table-cell table:style-name="Tabelle6.C2" office:value-type="string">
            <text:p text:style-name="P68">SV</text:p>
          </table:table-cell>
        </table:table-row>
        <table:table-row table:style-name="Tabelle6.7">
          <table:table-cell table:style-name="Tabelle6.A2" office:value-type="string">
            <text:p text:style-name="P23">2</text:p>
          </table:table-cell>
          <table:table-cell table:style-name="Tabelle6.A2" table:number-columns-spanned="2" office:value-type="string">
            <text:p text:style-name="P14">Sample solution to Assignment <text:span text:style-name="T5">3</text:span></text:p>
          </table:table-cell>
          <table:covered-table-cell/>
          <table:table-cell table:style-name="Tabelle6.A2" office:value-type="string">
            <text:p text:style-name="P123">~ 15 min</text:p>
          </table:table-cell>
          <table:table-cell table:style-name="Tabelle6.A2" office:value-type="string">
            <text:p text:style-name="P95">PS</text:p>
          </table:table-cell>
          <table:table-cell table:style-name="Tabelle6.F7" office:value-type="string">
            <text:p text:style-name="P79">CV</text:p>
          </table:table-cell>
        </table:table-row>
        <table:table-row>
          <table:table-cell table:style-name="Tabelle6.A2" office:value-type="string">
            <text:p text:style-name="P23">3</text:p>
          </table:table-cell>
          <table:table-cell table:style-name="Tabelle6.A2" table:number-columns-spanned="2" office:value-type="string">
            <text:p text:style-name="P34">Arrays</text:p>
          </table:table-cell>
          <table:covered-table-cell/>
          <table:table-cell table:style-name="Tabelle6.A2" office:value-type="string">
            <text:p text:style-name="P122">6-8 min</text:p>
          </table:table-cell>
          <table:table-cell table:style-name="Tabelle6.A2" office:value-type="string">
            <text:p text:style-name="P85">PG</text:p>
          </table:table-cell>
          <table:table-cell table:style-name="Tabelle6.C2" office:value-type="string">
            <text:p text:style-name="P90">EV</text:p>
          </table:table-cell>
        </table:table-row>
        <table:table-row>
          <table:table-cell table:style-name="Tabelle6.A2" office:value-type="string">
            <text:p text:style-name="P23">4</text:p>
          </table:table-cell>
          <table:table-cell table:style-name="Tabelle6.A2" table:number-columns-spanned="2" office:value-type="string">
            <text:p text:style-name="P34">For Each loops</text:p>
          </table:table-cell>
          <table:covered-table-cell/>
          <table:table-cell table:style-name="Tabelle6.A2" office:value-type="string">
            <text:p text:style-name="P122">6-8 min</text:p>
          </table:table-cell>
          <table:table-cell table:style-name="Tabelle6.A2" office:value-type="string">
            <text:p text:style-name="P85">PG</text:p>
          </table:table-cell>
          <table:table-cell table:style-name="Tabelle6.C2" office:value-type="string">
            <text:p text:style-name="P90">EV</text:p>
          </table:table-cell>
        </table:table-row>
        <table:table-row table:style-name="Tabelle6.7">
          <table:table-cell table:style-name="Tabelle6.A2" office:value-type="string">
            <text:p text:style-name="P23">5</text:p>
          </table:table-cell>
          <table:table-cell table:style-name="Tabelle6.A2" table:number-columns-spanned="2" office:value-type="string">
            <text:p text:style-name="P28">Coding session</text:p>
          </table:table-cell>
          <table:covered-table-cell/>
          <table:table-cell table:style-name="Tabelle6.A2" office:value-type="string">
            <text:p text:style-name="P124">~ 1 h</text:p>
          </table:table-cell>
          <table:table-cell table:style-name="Tabelle6.A2" office:value-type="string">
            <text:p text:style-name="P95">PS</text:p>
          </table:table-cell>
          <table:table-cell table:style-name="Tabelle6.F7" office:value-type="string">
            <text:p text:style-name="P79">CV</text:p>
          </table:table-cell>
        </table:table-row>
        <table:table-row>
          <table:table-cell table:style-name="Tabelle6.A2" office:value-type="string">
            <text:p text:style-name="P36">6</text:p>
          </table:table-cell>
          <table:table-cell table:style-name="Tabelle6.A2" table:number-columns-spanned="2" office:value-type="string">
            <text:p text:style-name="P28">Wrapping up</text:p>
          </table:table-cell>
          <table:covered-table-cell/>
          <table:table-cell table:style-name="Tabelle6.A2" office:value-type="string">
            <text:p text:style-name="P122">&lt; 3 min</text:p>
          </table:table-cell>
          <table:table-cell table:style-name="Tabelle6.A2" office:value-type="string">
            <text:p text:style-name="P61">MS</text:p>
          </table:table-cell>
          <table:table-cell table:style-name="Tabelle6.C2" office:value-type="string">
            <text:p text:style-name="P68">SV</text:p>
          </table:table-cell>
        </table:table-row>
        <table:table-row>
          <table:table-cell table:style-name="Tabelle6.A2" office:value-type="string">
            <text:p text:style-name="P36">7</text:p>
          </table:table-cell>
          <table:table-cell table:style-name="Tabelle6.A2" table:number-columns-spanned="2" office:value-type="string">
            <text:p text:style-name="P28">Assignment <text:span text:style-name="T5">4</text:span></text:p>
          </table:table-cell>
          <table:covered-table-cell/>
          <table:table-cell table:style-name="Tabelle6.A2" office:value-type="string">
            <text:p text:style-name="P125">~ 1.<text:span text:style-name="T37">5</text:span> h</text:p>
          </table:table-cell>
          <table:table-cell table:style-name="Tabelle6.A2" office:value-type="string">
            <text:p text:style-name="P95">PS</text:p>
          </table:table-cell>
          <table:table-cell table:style-name="Tabelle6.C2" office:value-type="string">
            <text:p text:style-name="P66">SV</text:p>
          </table:table-cell>
        </table:table-row>
        <table:table-row>
          <table:table-cell table:style-name="Tabelle6.A2" office:value-type="string">
            <text:p text:style-name="P36">8</text:p>
          </table:table-cell>
          <table:table-cell table:style-name="Tabelle6.A2" table:number-columns-spanned="2" office:value-type="string">
            <text:p text:style-name="P28">Quiz</text:p>
          </table:table-cell>
          <table:covered-table-cell/>
          <table:table-cell table:style-name="Tabelle6.A2" office:value-type="string">
            <text:p text:style-name="P121">~ 15 min</text:p>
          </table:table-cell>
          <table:table-cell table:style-name="Tabelle6.A2" office:value-type="string">
            <text:p text:style-name="P61">MS</text:p>
          </table:table-cell>
          <table:table-cell table:style-name="Tabelle6.C2" office:value-type="string">
            <text:p text:style-name="P55"/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>
          <table:table-cell table:style-name="Tabelle5.A1" table:number-columns-spanned="6" office:value-type="string">
            <text:p text:style-name="P4">Module <text:span text:style-name="T18">5<text:line-break/></text:span><text:span text:style-name="T16">Procedures - </text:span><text:span text:style-name="T17">O</text:span><text:span text:style-name="T16">r how to </text:span><text:span text:style-name="T15">make code reusabl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Time exposure:</text:p>
          </table:table-cell>
          <table:covered-table-cell/>
          <table:table-cell table:style-name="Tabelle5.C2" table:number-columns-spanned="4" office:value-type="string">
            <text:p text:style-name="P9"><text:span text:style-name="T39">3 </text:span>hours</text:p>
          </table:table-cell>
          <table:covered-table-cell/>
          <table:covered-table-cell/>
          <table:covered-table-cell/>
        </table:table-row>
        <table:table-row>
          <table:table-cell table:style-name="Tabelle5.A2" table:number-columns-spanned="2" office:value-type="string">
            <text:p text:style-name="P8">Learning objectives:</text:p>
          </table:table-cell>
          <table:covered-table-cell/>
          <table:table-cell table:style-name="Tabelle5.C2" table:number-columns-spanned="4" office:value-type="string">
            <text:p text:style-name="P47"><text:span text:style-name="T21">A</text:span>fter completing this module <text:span text:style-name="T28">participants</text:span> will be able to:</text:p>
            <text:list xml:id="list3068746320679463019" text:style-name="L6">
              <text:list-item>
                <text:p text:style-name="P119">Name similarities and differences between sub routines and functions</text:p>
              </text:list-item>
              <text:list-item>
                <text:p text:style-name="P119">Use sub routines and functions as a structuring element in their programs</text:p>
              </text:list-item>
              <text:list-item>
                <text:p text:style-name="P119"><text:span text:style-name="T33">Avoid</text:span> repetitive code by using sub programs and functions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elle5.C2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5.A2" office:value-type="string">
            <text:p text:style-name="P24"/>
          </table:table-cell>
          <table:table-cell table:style-name="Tabelle5.A2" table:number-columns-spanned="2" office:value-type="string">
            <text:p text:style-name="P49">Title</text:p>
          </table:table-cell>
          <table:covered-table-cell/>
          <table:table-cell table:style-name="Tabelle5.A2" office:value-type="string">
            <text:p text:style-name="P128">Effort</text:p>
          </table:table-cell>
          <table:table-cell table:style-name="Tabelle5.A2" office:value-type="string">
            <text:p text:style-name="P49">Category</text:p>
          </table:table-cell>
          <table:table-cell table:style-name="Tabelle5.C2" office:value-type="string">
            <text:p text:style-name="P49">Video</text:p>
          </table:table-cell>
        </table:table-row>
        <table:table-row>
          <table:table-cell table:style-name="Tabelle5.A2" office:value-type="string">
            <text:p text:style-name="P24">1</text:p>
          </table:table-cell>
          <table:table-cell table:style-name="Tabelle5.A2" table:number-columns-spanned="2" office:value-type="string">
            <text:p text:style-name="P29">Setting the stage</text:p>
          </table:table-cell>
          <table:covered-table-cell/>
          <table:table-cell table:style-name="Tabelle5.A2" office:value-type="string">
            <text:p text:style-name="P122">&lt; 3 min</text:p>
          </table:table-cell>
          <table:table-cell table:style-name="Tabelle5.A2" office:value-type="string">
            <text:p text:style-name="P62">MS</text:p>
          </table:table-cell>
          <table:table-cell table:style-name="Tabelle5.C2" office:value-type="string">
            <text:p text:style-name="P69">SV</text:p>
          </table:table-cell>
        </table:table-row>
        <table:table-row table:style-name="Tabelle5.7">
          <table:table-cell table:style-name="Tabelle5.A2" office:value-type="string">
            <text:p text:style-name="P24">2</text:p>
          </table:table-cell>
          <table:table-cell table:style-name="Tabelle5.A2" table:number-columns-spanned="2" office:value-type="string">
            <text:p text:style-name="P15">Sample solution to Assignment <text:span text:style-name="T18">4</text:span></text:p>
          </table:table-cell>
          <table:covered-table-cell/>
          <table:table-cell table:style-name="Tabelle5.A2" office:value-type="string">
            <text:p text:style-name="P123">~ 15 min</text:p>
          </table:table-cell>
          <table:table-cell table:style-name="Tabelle5.A2" office:value-type="string">
            <text:p text:style-name="P96">PS</text:p>
          </table:table-cell>
          <table:table-cell table:style-name="Tabelle5.F7" office:value-type="string">
            <text:p text:style-name="P80">CV</text:p>
          </table:table-cell>
        </table:table-row>
        <table:table-row>
          <table:table-cell table:style-name="Tabelle5.A2" office:value-type="string">
            <text:p text:style-name="P24">3</text:p>
          </table:table-cell>
          <table:table-cell table:style-name="Tabelle5.A2" table:number-columns-spanned="2" office:value-type="string">
            <text:p text:style-name="P37">Sub routines and functions</text:p>
          </table:table-cell>
          <table:covered-table-cell/>
          <table:table-cell table:style-name="Tabelle5.A2" office:value-type="string">
            <text:p text:style-name="P122">6-8 min</text:p>
          </table:table-cell>
          <table:table-cell table:style-name="Tabelle5.A2" office:value-type="string">
            <text:p text:style-name="P86">PG</text:p>
          </table:table-cell>
          <table:table-cell table:style-name="Tabelle5.C2" office:value-type="string">
            <text:p text:style-name="P91">EV</text:p>
          </table:table-cell>
        </table:table-row>
        <table:table-row table:style-name="Tabelle5.7">
          <table:table-cell table:style-name="Tabelle5.A2" office:value-type="string">
            <text:p text:style-name="P38">4</text:p>
          </table:table-cell>
          <table:table-cell table:style-name="Tabelle5.A2" table:number-columns-spanned="2" office:value-type="string">
            <text:p text:style-name="P29">Coding session</text:p>
          </table:table-cell>
          <table:covered-table-cell/>
          <table:table-cell table:style-name="Tabelle5.A2" office:value-type="string">
            <text:p text:style-name="P124">~ 1 h</text:p>
          </table:table-cell>
          <table:table-cell table:style-name="Tabelle5.A2" office:value-type="string">
            <text:p text:style-name="P96">PS</text:p>
          </table:table-cell>
          <table:table-cell table:style-name="Tabelle5.F7" office:value-type="string">
            <text:p text:style-name="P80">CV</text:p>
          </table:table-cell>
        </table:table-row>
        <table:table-row>
          <table:table-cell table:style-name="Tabelle5.A2" office:value-type="string">
            <text:p text:style-name="P38">5</text:p>
          </table:table-cell>
          <table:table-cell table:style-name="Tabelle5.A2" table:number-columns-spanned="2" office:value-type="string">
            <text:p text:style-name="P29">Wrapping up</text:p>
          </table:table-cell>
          <table:covered-table-cell/>
          <table:table-cell table:style-name="Tabelle5.A2" office:value-type="string">
            <text:p text:style-name="P122">&lt; 3 min</text:p>
          </table:table-cell>
          <table:table-cell table:style-name="Tabelle5.A2" office:value-type="string">
            <text:p text:style-name="P62">MS</text:p>
          </table:table-cell>
          <table:table-cell table:style-name="Tabelle5.C2" office:value-type="string">
            <text:p text:style-name="P69">SV</text:p>
          </table:table-cell>
        </table:table-row>
        <table:table-row>
          <table:table-cell table:style-name="Tabelle5.A2" office:value-type="string">
            <text:p text:style-name="P38">6</text:p>
          </table:table-cell>
          <table:table-cell table:style-name="Tabelle5.A2" table:number-columns-spanned="2" office:value-type="string">
            <text:p text:style-name="P29">Assignment <text:span text:style-name="T18">5</text:span></text:p>
          </table:table-cell>
          <table:covered-table-cell/>
          <table:table-cell table:style-name="Tabelle5.A2" office:value-type="string">
            <text:p text:style-name="P125">~ 1 h</text:p>
          </table:table-cell>
          <table:table-cell table:style-name="Tabelle5.A2" office:value-type="string">
            <text:p text:style-name="P96">PS</text:p>
          </table:table-cell>
          <table:table-cell table:style-name="Tabelle5.C2" office:value-type="string">
            <text:p text:style-name="P66">SV</text:p>
          </table:table-cell>
        </table:table-row>
        <table:table-row>
          <table:table-cell table:style-name="Tabelle5.A2" office:value-type="string">
            <text:p text:style-name="P38">7</text:p>
          </table:table-cell>
          <table:table-cell table:style-name="Tabelle5.A2" table:number-columns-spanned="2" office:value-type="string">
            <text:p text:style-name="P29">Quiz</text:p>
          </table:table-cell>
          <table:covered-table-cell/>
          <table:table-cell table:style-name="Tabelle5.A2" office:value-type="string">
            <text:p text:style-name="P121">~ 15 min</text:p>
          </table:table-cell>
          <table:table-cell table:style-name="Tabelle5.A2" office:value-type="string">
            <text:p text:style-name="P62">MS</text:p>
          </table:table-cell>
          <table:table-cell table:style-name="Tabelle5.C2" office:value-type="string">
            <text:p text:style-name="P56"/>
          </table:table-cell>
        </table:table-row>
      </table:table>
      <text:p text:style-name="P106"/>
      <text:p text:style-name="P106"/>
      <text:p text:style-name="P106"/>
      <text:p text:style-name="P106"/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ext:soft-page-break/>
        <table:table-row>
          <table:table-cell table:style-name="Tabelle7.A1" table:number-columns-spanned="6" office:value-type="string">
            <text:p text:style-name="P5">Module <text:span text:style-name="T18">6<text:line-break/></text:span><text:span text:style-name="T12">Finish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Time exposure:</text:p>
          </table:table-cell>
          <table:covered-table-cell/>
          <table:table-cell table:style-name="Tabelle7.C2" table:number-columns-spanned="4" office:value-type="string">
            <text:p text:style-name="P9"><text:span text:style-name="T38">~ 0.5</text:span> hours</text:p>
          </table:table-cell>
          <table:covered-table-cell/>
          <table:covered-table-cell/>
          <table:covered-table-cell/>
        </table:table-row>
        <table:table-row>
          <table:table-cell table:style-name="Tabelle7.A2" table:number-columns-spanned="2" office:value-type="string">
            <text:p text:style-name="P8">Learning objectives:</text:p>
          </table:table-cell>
          <table:covered-table-cell/>
          <table:table-cell table:style-name="Tabelle7.C2" table:number-columns-spanned="4" office:value-type="string">
            <text:p text:style-name="P48">No learning objectives in this module</text:p>
          </table:table-cell>
          <table:covered-table-cell/>
          <table:covered-table-cell/>
          <table:covered-table-cell/>
        </table:table-row>
        <table:table-row>
          <table:table-cell table:style-name="Tabelle7.C2" table:number-columns-spanned="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7.A5" office:value-type="string">
            <text:p text:style-name="P39"/>
          </table:table-cell>
          <table:table-cell table:style-name="Tabelle7.A5" table:number-columns-spanned="2" office:value-type="string">
            <text:p text:style-name="P49">Title</text:p>
          </table:table-cell>
          <table:covered-table-cell/>
          <table:table-cell table:style-name="Tabelle7.A5" office:value-type="string">
            <text:p text:style-name="P128">Effort</text:p>
          </table:table-cell>
          <table:table-cell table:style-name="Tabelle7.A5" office:value-type="string">
            <text:p text:style-name="P49">Category</text:p>
          </table:table-cell>
          <table:table-cell table:style-name="Tabelle7.A1" office:value-type="string">
            <text:p text:style-name="P49">Video</text:p>
          </table:table-cell>
        </table:table-row>
        <table:table-row table:style-name="Tabelle7.6">
          <table:table-cell table:style-name="Tabelle7.A2" office:value-type="string">
            <text:p text:style-name="P39">1</text:p>
          </table:table-cell>
          <table:table-cell table:style-name="Tabelle7.A2" table:number-columns-spanned="2" office:value-type="string">
            <text:p text:style-name="P16">Sample solution to Assignment <text:span text:style-name="T6">5</text:span></text:p>
          </table:table-cell>
          <table:covered-table-cell/>
          <table:table-cell table:style-name="Tabelle7.A2" office:value-type="string">
            <text:p text:style-name="P123">~ 15 min</text:p>
          </table:table-cell>
          <table:table-cell table:style-name="Tabelle7.A2" office:value-type="string">
            <text:p text:style-name="P97">PS</text:p>
          </table:table-cell>
          <table:table-cell table:style-name="Tabelle7.F6" office:value-type="string">
            <text:p text:style-name="P81">CV</text:p>
          </table:table-cell>
        </table:table-row>
        <table:table-row>
          <table:table-cell table:style-name="Tabelle7.A2" office:value-type="string">
            <text:p text:style-name="P39">2</text:p>
          </table:table-cell>
          <table:table-cell table:style-name="Tabelle7.A2" table:number-columns-spanned="2" office:value-type="string">
            <text:p text:style-name="P30">Wrapping up <text:span text:style-name="T7">the course</text:span></text:p>
          </table:table-cell>
          <table:covered-table-cell/>
          <table:table-cell table:style-name="Tabelle7.A2" office:value-type="string">
            <text:p text:style-name="P126">&lt; 10 min</text:p>
          </table:table-cell>
          <table:table-cell table:style-name="Tabelle7.A2" office:value-type="string">
            <text:p text:style-name="P63">MS</text:p>
          </table:table-cell>
          <table:table-cell table:style-name="Tabelle7.C2" office:value-type="string">
            <text:p text:style-name="P70">SV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>Legend:</text:p>
      <text:p text:style-name="P100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table:number-columns-spanned="3" office:value-type="string">
            <text:p text:style-name="P51">Categories</text:p>
          </table:table-cell>
          <table:covered-table-cell/>
          <table:covered-table-cell/>
        </table:table-row>
        <table:table-row>
          <table:table-cell table:style-name="Tabelle8.A2" office:value-type="string">
            <text:p text:style-name="P98">PS</text:p>
          </table:table-cell>
          <table:table-cell table:style-name="Tabelle8.A2" office:value-type="string">
            <text:p text:style-name="P40">Programming Specific</text:p>
          </table:table-cell>
          <table:table-cell table:style-name="Tabelle8.C2" office:value-type="string">
            <text:p text:style-name="P42">Content about programming, language specific</text:p>
          </table:table-cell>
        </table:table-row>
        <table:table-row>
          <table:table-cell table:style-name="Tabelle8.A2" office:value-type="string">
            <text:p text:style-name="P87">PG</text:p>
          </table:table-cell>
          <table:table-cell table:style-name="Tabelle8.A2" office:value-type="string">
            <text:p text:style-name="P40">Programming General</text:p>
          </table:table-cell>
          <table:table-cell table:style-name="Tabelle8.C2" office:value-type="string">
            <text:p text:style-name="P42">General programming concept</text:p>
          </table:table-cell>
        </table:table-row>
        <table:table-row>
          <table:table-cell table:style-name="Tabelle8.A2" office:value-type="string">
            <text:p text:style-name="P64">MS</text:p>
          </table:table-cell>
          <table:table-cell table:style-name="Tabelle8.A2" office:value-type="string">
            <text:p text:style-name="P40">MOOC Specific</text:p>
          </table:table-cell>
          <table:table-cell table:style-name="Tabelle8.C2" office:value-type="string">
            <text:p text:style-name="P42">Content that is specific to this course</text:p>
          </table:table-cell>
        </table:table-row>
        <table:table-row>
          <table:table-cell table:style-name="Tabelle8.A2" office:value-type="string">
            <text:p text:style-name="P73">MG</text:p>
          </table:table-cell>
          <table:table-cell table:style-name="Tabelle8.A2" office:value-type="string">
            <text:p text:style-name="P40">MOOC General</text:p>
          </table:table-cell>
          <table:table-cell table:style-name="Tabelle8.C2" office:value-type="string">
            <text:p text:style-name="P42">General content about MOOCs</text:p>
          </table:table-cell>
        </table:table-row>
      </table:table>
      <text:p text:style-name="P10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table:number-columns-spanned="3" office:value-type="string">
            <text:p text:style-name="P49">Videos</text:p>
          </table:table-cell>
          <table:covered-table-cell/>
          <table:covered-table-cell/>
        </table:table-row>
        <table:table-row>
          <table:table-cell table:style-name="Tabelle9.A2" office:value-type="string">
            <text:p text:style-name="P92">EV</text:p>
          </table:table-cell>
          <table:table-cell table:style-name="Tabelle9.A2" office:value-type="string">
            <text:p text:style-name="P41">Explainer Video</text:p>
          </table:table-cell>
          <table:table-cell table:style-name="Tabelle9.C2" office:value-type="string">
            <text:p text:style-name="P42">Explainer video</text:p>
          </table:table-cell>
        </table:table-row>
        <table:table-row>
          <table:table-cell table:style-name="Tabelle9.A2" office:value-type="string">
            <text:p text:style-name="P82">CV</text:p>
          </table:table-cell>
          <table:table-cell table:style-name="Tabelle9.A2" office:value-type="string">
            <text:p text:style-name="P41">Coding Screen Capture</text:p>
          </table:table-cell>
          <table:table-cell table:style-name="Tabelle9.C2" office:value-type="string">
            <text:p text:style-name="P42">Live coding in text editor</text:p>
          </table:table-cell>
        </table:table-row>
        <table:table-row>
          <table:table-cell table:style-name="Tabelle9.A2" office:value-type="string">
            <text:p text:style-name="P71">SV</text:p>
          </table:table-cell>
          <table:table-cell table:style-name="Tabelle9.A2" office:value-type="string">
            <text:p text:style-name="P41">Slides Screen Capture</text:p>
          </table:table-cell>
          <table:table-cell table:style-name="Tabelle9.C2" office:value-type="string">
            <text:p text:style-name="P43">Content presented with slides</text:p>
          </table:table-cell>
        </table:table-row>
        <table:table-row>
          <table:table-cell table:style-name="Tabelle9.A2" office:value-type="string">
            <text:p text:style-name="P76">XV</text:p>
          </table:table-cell>
          <table:table-cell table:style-name="Tabelle9.A2" office:value-type="string">
            <text:p text:style-name="P41">External Video</text:p>
          </table:table-cell>
          <table:table-cell table:style-name="Tabelle9.C2" office:value-type="string">
            <text:p text:style-name="P44">Video from YouTube, etc.</text:p>
          </table:table-cell>
        </table:table-row>
      </table:table>
      <text:p text:style-name="P10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9M43S</meta:editing-duration>
    <meta:editing-cycles>58</meta:editing-cycles>
    <meta:generator>LibreOffice/4.1.3.2$Windows_x86 LibreOffice_project/70feb7d99726f064edab4605a8ab840c50ec57a</meta:generator>
    <dc:date>2015-08-06T13:17:40.052000000</dc:date>
    <meta:document-statistic meta:table-count="9" meta:image-count="0" meta:object-count="0" meta:page-count="4" meta:paragraph-count="319" meta:word-count="827" meta:character-count="4027" meta:non-whitespace-character-count="3538"/>
    <meta:user-defined meta:name="Info 1"/>
    <meta:user-defined meta:name="Info 2"/>
    <meta:user-defined meta:name="Info 3"/>
    <meta:user-defined meta:name="Info 4"/>
  </office:meta>
</office:document-meta>
</file>